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agecat</text:p>
          </table:table-cell>
          <table:table-cell office:value-type="string">
            <text:p>gender</text:p>
          </table:table-cell>
          <table:table-cell office:value-type="string">
            <text:p>accid</text:p>
          </table:table-cell>
          <table:table-cell office:value-type="string">
            <text:p>pop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57997">
            <text:p>57997</text:p>
          </table:table-cell>
          <table:table-cell office:value-type="float" office:value="198522">
            <text:p>19852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7113">
            <text:p>57113</text:p>
          </table:table-cell>
          <table:table-cell office:value-type="float" office:value="203200">
            <text:p>20320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4123">
            <text:p>54123</text:p>
          </table:table-cell>
          <table:table-cell office:value-type="float" office:value="200744">
            <text:p>20074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936">
            <text:p>63936</text:p>
          </table:table-cell>
          <table:table-cell office:value-type="float" office:value="187791">
            <text:p>18779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4835">
            <text:p>64835</text:p>
          </table:table-cell>
          <table:table-cell office:value-type="float" office:value="195714">
            <text:p>19571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6804">
            <text:p>66804</text:p>
          </table:table-cell>
          <table:table-cell office:value-type="float" office:value="208239">
            <text:p>2082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2:47:38.12</meta:creation-date>
    <dc:date>2015-04-13T12:49:46.80</dc:date>
    <meta:editing-duration>P0D</meta:editing-duration>
    <meta:editing-cycles>1</meta:editing-cycles>
    <meta:document-statistic meta:table-count="1" meta:cell-count="28" meta:object-count="0"/>
    <meta:generator>LibreOffice/4.0.1.2$Windows_x86 LibreOffice_project/84102822e3d61eb989ddd325abf1ac077904985</meta:generator>
  </office:meta>
</office:document-meta>
</file>